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3cm"/>
    </style:style>
    <style:style style:name="co4" style:family="table-column">
      <style:table-column-properties fo:break-before="auto" style:column-width="8.368cm"/>
    </style:style>
    <style:style style:name="co5" style:family="table-column">
      <style:table-column-properties fo:break-before="auto" style:column-width="2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Alu_2Mul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2Alu_2Mul</text:p>
          </table:table-cell>
          <table:table-cell table:style-name="ce1" office:value-type="string" calcext:value-type="string" table:number-columns-spanned="2" table:number-rows-spanned="1">
            <text:p>RBS</text:p>
          </table:table-cell>
          <table:covered-table-cell/>
          <table:table-cell table:style-name="ce1" office:value-type="string" calcext:value-type="string" table:number-columns-spanned="2" table:number-rows-spanned="1">
            <text:p>DSP</text:p>
          </table:table-cell>
          <table:covered-table-cell/>
          <table:table-cell/>
          <table:table-cell table:style-name="ce4" office:value-type="string" calcext:value-type="string">
            <text:p>min. II</text:p>
          </table:table-cell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resource based</text:p>
          </table:table-cell>
        </table:table-row>
        <table:table-row table:style-name="ro1">
          <table:table-cell office:value-type="string" calcext:value-type="string">
            <text:p>ADPCMn-decode-271-381.do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PCMn-decode-425-472.do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PCMn-decode-524-553.do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PCMn-decode-559-599.do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PCMn-decode-631-729.do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PCMn-decode-771-791.do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PCMn-decode-803-832.do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ESrkgcyclic.do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AKE256Digest-processBlock-160-230.do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AKE256Digest-processBlock-189-1577.dot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ntrastFilter-filter-13-252.dot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ubeHash512Digest-sixteenRounds-2-2891.dot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ECOH256Digest-AES2RoundsAll-2-666.dot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COH256Digest-compress-49-121.do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COH256Digest-compress-839-1065.dot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COH256Digest-engineReset-37-53.d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OH256Digest-mixColumn-3-238.dot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FT-#init#-14-53.do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FT-fft3-387-948.dot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FT-fft3-688-929.do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IR-main-75-264.dot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IR-main-75-454.dot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yscaleFilter-filter-13-113.do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CT-getTransformedInt1DFast-134-169.do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CT-getTransformedInt1DFast-31-65.do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CT.do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ctureExample.do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ectureLIST_retimed.do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D5Digest-processBlock-1896-1911.d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igonometry-cordic-88-287.dot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dioGatun32Digest-processBlock-170-1524.dot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erpentEngine-encryptBlock-51-2815.dot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erpentEngine-makeWorkingKey-15-150.do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rpentEngine-makeWorkingKey-15-82.dot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rpentEngine-makeWorkingKey-150-172.do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pentEngine-makeWorkingKey-150-195.do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rpentEngine-makeWorkingKey-179-250.do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rpentEngine-makeWorkingKey-179-322.do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rpentEngine-makeWorkingKey-245-1724.dot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rpentEngine-makeWorkingKey-86-155.do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rpentEngine-makeWorkingKey-86-225.do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HA1Digest-processBlock-105-486.dot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HA1Digest-processBlock-17-67.do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1Digest-processBlock-332-693.dot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HA1Digest-processBlock-559-950.dot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HA256Digest-processBlock-119-1722.dot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HA256Digest-processBlock-17-148.do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256Digest-processBlock-735-750.do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D512Digest-compress-1566-1661.do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D512Digest-compress-1682-2248.dot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IMD512Digest-compress-1878-2280.dot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IMD512Digest-compress-63-471.dot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IMD512Digest-fft64-1537-1965.dot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IMD512Digest-fft64-3640-4116.dot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kipjackEngine-encryptBlock-150-445.dot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kipjackEngine-encryptBlock-97-392.do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kipjackEngine-init-45-238.dot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obelFilter_inline-sobelEdgeDetection-79-203.do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izzleFilter-filterImage-13-423.dot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estCyclic.do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wofishEngine-#init#-3600-4541.dot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wofishEngine-encryptBlock-90-1017.dot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wofishEngine-RS_MDS_Encode-5-196.dot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wofishEngine-setKey-113-1859.dot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TwofishEngine-setKey-262-1953.dot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WhirlpoolDigest-#init#-310-427.dot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hirlpoolDigest-#init#-75-755.dot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WhirlpoolDigest-increment-10-53.do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hirlpoolDigest-processBlock-2-37.do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hirlpoolDigest-processBlock-359-635.dot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WhirlpoolDigest-processBlock-50-321.dot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XTEAEngine-encryptBlock-21-142.do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XTEAEngine-setKey-4-123.do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XTEAEngine-setKey-70-169.do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</table:table-row>
      </table:table>
      <table:table table:name="fpga_4Mul" table:style-name="ta1"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pga_4Mul</text:p>
          </table:table-cell>
          <table:table-cell table:style-name="ce1" office:value-type="string" calcext:value-type="string" table:number-columns-spanned="2" table:number-rows-spanned="1">
            <text:p>RBS</text:p>
          </table:table-cell>
          <table:covered-table-cell/>
          <table:table-cell table:style-name="ce1" office:value-type="string" calcext:value-type="string" table:number-columns-spanned="2" table:number-rows-spanned="1">
            <text:p>DSP</text:p>
          </table:table-cell>
          <table:covered-table-cell/>
          <table:table-cell/>
          <table:table-cell table:style-name="ce4" office:value-type="string" calcext:value-type="string">
            <text:p>min. II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resource based</text:p>
          </table:table-cell>
          <table:table-cell/>
        </table:table-row>
        <table:table-row table:style-name="ro1">
          <table:table-cell office:value-type="string" calcext:value-type="string">
            <text:p>ADPCMn-decode-271-381.d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DPCMn-decode-425-472.do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PCMn-decode-524-553.do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PCMn-decode-559-599.do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DPCMn-decode-631-729.do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DPCMn-decode-771-791.dot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PCMn-decode-803-832.do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ESrkgcyclic.d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LAKE256Digest-processBlock-160-230.do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LAKE256Digest-processBlock-189-1577.dot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ontrastFilter-filter-13-252.dot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ubeHash512Digest-sixteenRounds-2-2891.dot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ECOH256Digest-AES2RoundsAll-2-666.dot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ECOH256Digest-compress-49-121.do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COH256Digest-compress-839-1065.dot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COH256Digest-engineReset-37-53.d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COH256Digest-mixColumn-3-238.do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FT-#init#-14-53.do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FT-fft3-387-948.dot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FFT-fft3-688-929.dot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FIR-main-75-264.do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FIR-main-75-454.dot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GrayscaleFilter-filter-13-113.do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DCT-getTransformedInt1DFast-134-169.do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DCT-getTransformedInt1DFast-31-65.do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DCT.d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ctureExample.do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ectureLIST_retimed.do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D5Digest-processBlock-1896-1911.d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Trigonometry-cordic-88-287.do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RadioGatun32Digest-processBlock-170-1524.dot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SerpentEngine-encryptBlock-51-2815.dot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SerpentEngine-makeWorkingKey-15-150.do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erpentEngine-makeWorkingKey-15-82.do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rpentEngine-makeWorkingKey-150-172.dot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rpentEngine-makeWorkingKey-150-195.do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rpentEngine-makeWorkingKey-179-250.do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rpentEngine-makeWorkingKey-179-322.do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erpentEngine-makeWorkingKey-245-1724.dot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SerpentEngine-makeWorkingKey-86-155.d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rpentEngine-makeWorkingKey-86-225.do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1Digest-processBlock-105-486.do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A1Digest-processBlock-17-67.do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A1Digest-processBlock-332-693.do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A1Digest-processBlock-559-950.do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A256Digest-processBlock-119-1722.dot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HA256Digest-processBlock-17-148.do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A256Digest-processBlock-735-750.d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D512Digest-compress-1566-1661.d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D512Digest-compress-1682-2248.dot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SIMD512Digest-compress-1878-2280.dot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IMD512Digest-compress-63-471.dot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IMD512Digest-fft64-1537-1965.dot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IMD512Digest-fft64-3640-4116.dot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kipjackEngine-encryptBlock-150-445.dot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kipjackEngine-encryptBlock-97-392.dot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kipjackEngine-init-45-238.dot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obelFilter_inline-sobelEdgeDetection-79-203.do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wizzleFilter-filterImage-13-423.dot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estCyclic.do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wofishEngine-#init#-3600-4541.dot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TwofishEngine-encryptBlock-90-1017.dot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TwofishEngine-RS_MDS_Encode-5-196.do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wofishEngine-setKey-113-1859.dot</text:p>
          </table:table-cell>
          <table:table-cell office:value-type="float" office:value="124" calcext:value-type="float">
            <text:p>12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TwofishEngine-setKey-262-1953.dot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WhirlpoolDigest-#init#-310-427.do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hirlpoolDigest-#init#-75-755.do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hirlpoolDigest-increment-10-53.do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hirlpoolDigest-processBlock-2-37.do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hirlpoolDigest-processBlock-359-635.do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WhirlpoolDigest-processBlock-50-321.dot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XTEAEngine-encryptBlock-21-142.dot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XTEAEngine-setKey-4-123.dot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XTEAEngine-setKey-70-169.do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.00.0000</text:date>, <text:time style:data-style-name="N2" text:time-value="11:09:38.34961958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30T09:31:47.760012369</meta:creation-date>
    <meta:generator>LibreOffice/6.4.7.2$Linux_X86_64 LibreOffice_project/40$Build-2</meta:generator>
    <dc:date>2023-02-02T11:17:10.466491900</dc:date>
    <meta:editing-duration>PT6H52M26S</meta:editing-duration>
    <meta:editing-cycles>41</meta:editing-cycles>
    <meta:document-statistic meta:table-count="2" meta:cell-count="906" meta:object-count="0"/>
  </office:meta>
</office:document-meta>
</file>